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roman" style:font-pitch="variable"/>
    <style:font-face style:name="Bitter1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xygen" svg:font-family="Oxyge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2b25" officeooo:paragraph-rsid="00112b25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12b25" officeooo:paragraph-rsid="00112b25" fo:background-color="transparent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fo:font-weight="normal" officeooo:rsid="00112b25" officeooo:paragraph-rsid="00112b25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12b25" officeooo:paragraph-rsid="0012c52c" fo:background-color="transparent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4pt" fo:font-weight="normal" officeooo:rsid="00112b25" officeooo:paragraph-rsid="0013fcd8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2b25" officeooo:paragraph-rsid="0012c52c" fo:background-color="transparent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2b25" officeooo:paragraph-rsid="00112b25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12b25" officeooo:paragraph-rsid="00112b25" fo:background-color="transparent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2b25" officeooo:paragraph-rsid="00112b25" fo:background-color="transparent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2b25" officeooo:paragraph-rsid="0013fcd8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12b25" officeooo:paragraph-rsid="0012c52c" fo:background-color="transparent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2c52c" style:font-weight-asian="bold" style:font-weight-complex="bold"/>
    </style:style>
    <style:style style:name="T3" style:family="text">
      <style:text-properties officeooo:rsid="0012c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legato Tecnico Gestione Eventi</text:p>
      <text:p text:style-name="P1"/>
      <text:p text:style-name="P3"><text:bookmark text:name="yui_3_17_2_1_1687202680786_50"/><text:span text:style-name="T1">Requisiti</text:span>: </text:p>
      <text:p text:style-name="P3"/>
      <text:p text:style-name="P7">UC dettagliato</text:p>
      <text:p text:style-name="P10">SSD</text:p>
      <text:p text:style-name="P5"><text:span text:style-name="T1">modello di dominio</text:span> </text:p>
      <text:p text:style-name="P3"><text:span text:style-name="T2">R</text:span><text:span text:style-name="T1">egole di business</text:span></text:p>
      <text:p text:style-name="P7"><text:span text:style-name="T3">C</text:span>ontratti delle operazioni</text:p>
      <text:p text:style-name="P2"/>
      <text:p text:style-name="P4"><text:span text:style-name="T1">Progettazione:</text:span> </text:p>
      <text:p text:style-name="P4"/>
      <text:p text:style-name="P4"/>
      <text:p text:style-name="P4"><text:span text:style-name="T1">Design</text:span> <text:span text:style-name="T1">Class Diagram</text:span> </text:p>
      <text:p text:style-name="P4"/>
      <text:p text:style-name="P6">D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roman" style:font-pitch="variable"/>
    <style:font-face style:name="Bitter1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xygen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keep-together="always" fo:keep-with-next="always"/>
      <style:text-properties fo:color="#0c3635" loext:opacity="100%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21:33:28.350418374</meta:creation-date>
    <dc:date>2023-06-26T19:19:42.614037185</dc:date>
    <meta:editing-duration>PT1H20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22" meta:character-count="162" meta:non-whitespace-character-count="146"/>
  </office:meta>
</office:document-meta>
</file>